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in" fo:margin-bottom="0.1965in"/>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
      <style:paragraph-properties fo:margin-top="0in" fo:margin-bottom="0in"/>
    </style:style>
    <style:style style:name="P16" style:family="paragraph" style:parent-style-name="Text_20_body" style:list-style-name="L2">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6">
      <style:paragraph-properties fo:margin-top="0in" fo:margin-bottom="0in"/>
    </style:style>
    <style:style style:name="P20" style:family="paragraph" style:parent-style-name="Text_20_body" style:list-style-name="L7">
      <style:paragraph-properties fo:margin-top="0in" fo:margin-bottom="0in"/>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Text_20_body" style:list-style-name="L13">
      <style:paragraph-properties fo:margin-top="0in" fo:margin-bottom="0in"/>
    </style:style>
    <style:style style:name="T1" style:family="text">
      <style:text-properties fo:background-color="#ffffff"/>
    </style:style>
    <style:style style:name="T2" style:family="text">
      <style:text-properties fo:font-style="italic"/>
    </style:style>
    <style:style style:name="T3"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is Ubiquity? </text:h>
      <text:p text:style-name="Text_20_body">Ubiquity is an extension that allows you to enter commands that have knowledge of page content and return new information. </text:p>
      <text:p text:style-name="Text_20_body">You can learn more about Ubiquity by reading Atul's blog post entitled <text:a xlink:type="simple" xlink:href="http://www.toolness.com/wp/?p=54">Ubiquitous Interfaces, Ubiquitous Functionality</text:a>, or try it out via the <text:a xlink:type="simple" xlink:href="https://wiki.mozilla.org/Labs/Ubiquity/Latest_Ubiquity_User_Tutorial">User Tutorial</text:a>. </text:p>
      <text:p text:style-name="Text_20_body">Other informative blog posts about Ubiquity include: </text:p>
      <text:list xml:id="list518320202" text:style-name="L1">
        <text:list-item>
          <text:p text:style-name="P15"><text:a xlink:type="simple" xlink:href="http://www.toolness.com/wp/?p=64">Trusting Functionality</text:a> by Atul </text:p>
        </text:list-item>
        <text:list-item>
          <text:p text:style-name="P15"><text:a xlink:type="simple" xlink:href="http://www.azarask.in/blog/post/can-ubiquity-be-used-only-with-the-mouse/">Mouse-Based Ubiquity</text:a> </text:p>
        </text:list-item>
        <text:list-item>
          <text:p text:style-name="P15"><text:a xlink:type="simple" xlink:href="http://azarask.in/blog/post/sharing-streamable-functionality/">Sharing Streamable Functionality</text:a> by Aza </text:p>
        </text:list-item>
        <text:list-item>
          <text:p text:style-name="P15"><text:a xlink:type="simple" xlink:href="http://jonoscript.wordpress.com/2008/07/21/language-based-interfaces-part-1-the-problem/">Language-Based Interfaces, part 1: The Problem</text:a> by Jono </text:p>
        </text:list-item>
        <text:list-item>
          <text:p text:style-name="P15"><text:a xlink:type="simple" xlink:href="http://jonoscript.wordpress.com/2008/07/25/our-presentation-at-labs-night/">Our Presentation at Labs Night</text:a> by Jono </text:p>
        </text:list-item>
        <text:list-item>
          <text:p text:style-name="P15"><text:a xlink:type="simple" xlink:href="http://jonoscript.wordpress.com/2008/07/26/why-verbs/">Why Verbs?</text:a> by Jono </text:p>
        </text:list-item>
        <text:list-item>
          <text:p text:style-name="P2"><text:a xlink:type="simple" xlink:href="https://wiki.mozilla.org/Labs/Ubiquity/Selected_Press">Selected Press</text:a> </text:p>
        </text:list-item>
      </text:list>
      <text:h text:style-name="Heading_20_1" text:outline-level="1"><text:bookmark text:name="Participation"/>Participation </text:h>
      <text:list xml:id="list1163853951" text:style-name="L2">
        <text:list-item>
          <text:p text:style-name="P16"><text:a xlink:type="simple" xlink:href="http://groups.google.com/group/ubiquity-firefox">General Google Group/mailing list</text:a> - Useful for discussion of command development, user interface, feature suggestions, and other high-level discussions. </text:p>
        </text:list-item>
        <text:list-item>
          <text:p text:style-name="P16"><text:a xlink:type="simple" xlink:href="http://groups.google.com/group/ubiquity-core">Core Google Group/mailing list</text:a> - Discussion of low-level internals of Ubiquity. </text:p>
        </text:list-item>
        <text:list-item>
          <text:p text:style-name="P16"><text:a xlink:type="simple" xlink:href="http://getsatisfaction.com/mozilla/products/mozilla_ubiquity">Get Satisfaction - Ideas, Complaints, Forum, and "Customer Service"</text:a> </text:p>
        </text:list-item>
        <text:list-item>
          <text:p text:style-name="P16"><text:a xlink:type="simple" xlink:href="irc://irc.mozilla.org/ubiquity">#ubiquity irc.mozilla.org</text:a> - Live internet relay chat discussion. </text:p>
        </text:list-item>
        <text:list-item>
          <text:p text:style-name="P16"><text:a xlink:type="simple" xlink:href="http://ubiquity.mozilla.com/trac/search?q=good-for-beginners">Good-for-beginners bugs</text:a> - bug tickets which may be good for a Ubiquity beginner to attack </text:p>
        </text:list-item>
        <text:list-item>
          <text:p text:style-name="P16"><text:a xlink:type="simple" xlink:href="https://wiki.mozilla.org/Labs/Ubiquity/Frequently_Encountered_Bugs">Frequently Encountered Bugs</text:a> - bugs that get reported a lot on the <text:a xlink:type="simple" xlink:href="http://groups.google.com/group/ubiquity-firefox">mailing list</text:a> and <text:a xlink:type="simple" xlink:href="http://getsatisfaction.com/mozilla/products/mozilla_ubiquity">Get Satisfaction</text:a> that would make lots of people happy if they got fixed </text:p>
        </text:list-item>
        <text:list-item>
          <text:p text:style-name="P16"><text:a xlink:type="simple" xlink:href="https://wiki.mozilla.org/Labs/Ubiquity/Commands_In_The_Wild">Commands In The Wild</text:a> Add links to your commands here. </text:p>
        </text:list-item>
        <text:list-item>
          <text:p text:style-name="P16"><text:a xlink:type="simple" xlink:href="https://ubiquity.mozilla.com/trac/report/1">Issue Tracker</text:a> - Used to report/discuss bugs and submit patches for Ubiquity. </text:p>
        </text:list-item>
        <text:list-item>
          <text:p text:style-name="P16"><text:a xlink:type="simple" xlink:href="https://wiki.mozilla.org/Labs/Ubiquity/Trac_Components_and_Keywords">Trac Components and Keywords</text:a> - Keywords and categories to use when filing Trac tickets. </text:p>
        </text:list-item>
        <text:list-item>
          <text:p text:style-name="P16"><text:a xlink:type="simple" xlink:href="https://ubiquity.mozilla.com/hg/ubiquity-firefox/">Ubiquity HG Repository</text:a> - The Mercurial source code repository for Ubiquity. </text:p>
        </text:list-item>
        <text:list-item>
          <text:p text:style-name="P16"><text:a xlink:type="simple" xlink:href="http://ubiquity.mozilla.com/buildbot/">Buildbot</text:a> - Continuous integration that runs Ubiquity unit tests after every commit. If the tests fail, they're reported immediately to the mailing list. </text:p>
        </text:list-item>
        <text:list-item>
          <text:p text:style-name="P3"><text:a xlink:type="simple" xlink:href="https://wiki.mozilla.org/Labs/Ubiquity/Credits">Credits</text:a> </text:p>
        </text:list-item>
      </text:list>
      <text:h text:style-name="Heading_20_1" text:outline-level="1"><text:bookmark text:name="Meetings"/>Meetings </text:h>
      <text:list xml:id="list1980740340" text:style-name="L3">
        <text:list-item>
          <text:p text:style-name="P4"><text:a xlink:type="simple" xlink:href="https://wiki.mozilla.org/Labs/Ubiquity/Meetings">Meeting notes &amp; times</text:a> </text:p>
        </text:list-item>
      </text:list>
      <text:h text:style-name="Heading_20_1" text:outline-level="1"><text:bookmark text:name="Documentation"/>Documentation </text:h>
      <text:list xml:id="list799328828" text:style-name="L4">
        <text:list-item>
          <text:p text:style-name="P17"><text:a xlink:type="simple" xlink:href="https://wiki.mozilla.org/Labs/Ubiquity/Latest_Ubiquity_User_Tutorial">Ubiquity User Tutorial</text:a> </text:p>
        </text:list-item>
        <text:list-item>
          <text:p text:style-name="P17">The latest <text:a xlink:type="simple" xlink:href="https://wiki.mozilla.org/Labs/Ubiquity/Ubiquity_Source_Tip_Author_Tutorial">Command Authoring Tutorial</text:a> (for command authors using a Ubiquity source checkout); or the frozen <text:a xlink:type="simple" xlink:href="https://wiki.mozilla.org/Labs/Ubiquity/Ubiquity_0.5_Author_Tutorial">Ubiquity 0.5 Command Authoring Tutorial</text:a> for those using version 0.5 of the extension. </text:p>
        </text:list-item>
        <text:list-item>
          <text:p text:style-name="P17"><text:a xlink:type="simple" xlink:href="https://wiki.mozilla.org/Labs/Ubiquity/Parser_2_API_Conversion_Tutorial">Command Update Tutorial</text:a> for how to take a command written for Ubiquity 0.1 and make it <text:soft-page-break/>work in Ubiquity 0.5. </text:p>
        </text:list-item>
        <text:list-item>
          <text:p text:style-name="P17"><text:a xlink:type="simple" xlink:href="https://wiki.mozilla.org/Labs/Ubiquity/Locked-Down_Feed_Tutorial">Locked-Down Feed Tutorial</text:a> </text:p>
        </text:list-item>
        <text:list-item>
          <text:p text:style-name="P17"><text:a xlink:type="simple" xlink:href="https://wiki.mozilla.org/Labs/Ubiquity/Secure_Coding_Practices">Secure Coding Practices</text:a> </text:p>
        </text:list-item>
        <text:list-item>
          <text:p text:style-name="P17"><text:a xlink:type="simple" xlink:href="https://wiki.mozilla.org/Labs/Ubiquity/Skins_v0.5">Skinning Ubiquity Tutorial</text:a> </text:p>
        </text:list-item>
        <text:list-item>
          <text:p text:style-name="P17"><text:a xlink:type="simple" xlink:href="https://ubiquity.mozilla.com/hg/ubiquity-firefox/raw-file/tip/ubiquity/index.html">Ubiquity Code Documentation</text:a> - Generated from the latest source code via <text:a xlink:type="simple" xlink:href="http://code.google.com/p/code-illuminated">Code Illuminated</text:a>. </text:p>
        </text:list-item>
        <text:list-item>
          <text:p text:style-name="P17"><text:a xlink:type="simple" xlink:href="https://wiki.mozilla.org/Labs/Ubiquity/Ubiquity_0.1_Development_Tutorial">Contributing to Core Development</text:a> </text:p>
        </text:list-item>
        <text:list-item>
          <text:p text:style-name="P17"><text:a xlink:type="simple" xlink:href="https://wiki.mozilla.org/Labs/Ubiquity/Parser_2/Localization_Tutorial">Localizing Ubiquity to Your Language</text:a> </text:p>
        </text:list-item>
        <text:list-item>
          <text:p text:style-name="P17"><text:a xlink:type="simple" xlink:href="https://wiki.mozilla.org/Labs/Ubiquity/Ubiquity_0.5_Command_Localization_Tutorial">Localizing Commands to Your Language</text:a> </text:p>
        </text:list-item>
        <text:list-item>
          <text:p text:style-name="P17"><text:a xlink:type="simple" xlink:href="https://wiki.mozilla.org/Labs/Ubiquity/Ubiquity_0.1_Nountypes_Reference">Noun-types Reference</text:a> </text:p>
        </text:list-item>
        <text:list-item>
          <text:p text:style-name="P17"><text:a xlink:type="simple" xlink:href="https://wiki.mozilla.org/Labs/Ubiquity/Bundled_Libraries">Bundled libraries</text:a> </text:p>
        </text:list-item>
        <text:list-item>
          <text:p text:style-name="P17"><text:a xlink:type="simple" xlink:href="https://wiki.mozilla.org/Labs/Ubiquity/jQuery_in_Ubiquity">Using jQuery in Ubiquity</text:a> </text:p>
        </text:list-item>
        <text:list-item>
          <text:p text:style-name="P17"><text:a xlink:type="simple" xlink:href="https://developer.mozilla.org/en/JavaScript_style_guide">JavaScript style guide</text:a> </text:p>
        </text:list-item>
        <text:list-item>
          <text:p text:style-name="P17"><text:a xlink:type="simple" xlink:href="https://wiki.mozilla.org/Labs/Ubiquity/Ubiquity_0.1.3_Architecture">Ubiquity 0.1.3 Architecture</text:a> </text:p>
        </text:list-item>
        <text:list-item>
          <text:p text:style-name="P17"><text:a xlink:type="simple" xlink:href="https://wiki.mozilla.org/Labs/Ubiquity/Parser_Documentation">Labs/Ubiquity/Parser_Documentation</text:a> </text:p>
        </text:list-item>
        <text:list-item>
          <text:p text:style-name="P17"><text:a xlink:type="simple" xlink:href="https://wiki.mozilla.org/Labs/Ubiquity/Parser_Interface">Labs/Ubiquity/Parser_Interface</text:a> </text:p>
        </text:list-item>
        <text:list-item>
          <text:p text:style-name="P17"><text:a xlink:type="simple" xlink:href="https://wiki.mozilla.org/Labs/Ubiquity/0.5_Documentation">Help Document the 0.5 code here</text:a> - working copies of the wiki documentation for the latest source version </text:p>
        </text:list-item>
        <text:list-item>
          <text:p text:style-name="P17"><text:a xlink:type="simple" xlink:href="https://wiki.mozilla.org/Labs/Ubiquity/Command_Documentation_Workspace">Help us improve the built-in command documentation by editing this page</text:a> </text:p>
        </text:list-item>
        <text:list-item>
          <text:p text:style-name="P5"><text:a xlink:type="simple" xlink:href="https://wiki.mozilla.org/Labs/Ubiquity/Interactive_Tutorial_Workspace">Help us improve the interactive tutorial by editing this page</text:a> </text:p>
        </text:list-item>
      </text:list>
      <text:h text:style-name="Heading_20_1" text:outline-level="1"><text:bookmark text:name="Blogs"/>Blogs </text:h>
      <text:list xml:id="list528562322" text:style-name="L5">
        <text:list-item>
          <text:p text:style-name="P18"><text:a xlink:type="simple" xlink:href="http://ubiquity.mozilla.com/planet">Planet Ubiquity</text:a> </text:p>
        </text:list-item>
        <text:list-item>
          <text:p text:style-name="P18"><text:a xlink:type="simple" xlink:href="http://www.azarask.in/blog/">Aza</text:a> </text:p>
        </text:list-item>
        <text:list-item>
          <text:p text:style-name="P18"><text:a xlink:type="simple" xlink:href="http://www.toolness.com/">Atul</text:a> </text:p>
        </text:list-item>
        <text:list-item>
          <text:p text:style-name="P18"><text:a xlink:type="simple" xlink:href="http://blog.reybango.com/">Rey</text:a> </text:p>
        </text:list-item>
        <text:list-item>
          <text:p text:style-name="P18"><text:a xlink:type="simple" xlink:href="http://jonoscript.wordpress.com/">Jono</text:a> </text:p>
        </text:list-item>
        <text:list-item>
          <text:p text:style-name="P18"><text:a xlink:type="simple" xlink:href="http://abcdefu.wordpress.com/">Abi</text:a> </text:p>
        </text:list-item>
        <text:list-item>
          <text:p text:style-name="P18"><text:a xlink:type="simple" xlink:href="http://theunfocused.net/">Blair</text:a> </text:p>
        </text:list-item>
        <text:list-item>
          <text:p text:style-name="P18"><text:a xlink:type="simple" xlink:href="http://www.indolering.com/indolering.com/Ubiquity_Blog/Ubiquity_Blog.html">Zach</text:a> </text:p>
        </text:list-item>
        <text:list-item>
          <text:p text:style-name="P18"><text:a xlink:type="simple" xlink:href="http://mitcho.com/blog/">mitcho</text:a> (see also his <text:a xlink:type="simple" xlink:href="https://wiki.mozilla.org/User:Mitcho/ResearchTopics">future topics to blog on</text:a>) </text:p>
        </text:list-item>
        <text:list-item>
          <text:p text:style-name="P6"><text:a xlink:type="simple" xlink:href="http://geeksbynature.dk/">cers</text:a> </text:p>
        </text:list-item>
      </text:list>
      <text:h text:style-name="Heading_20_1" text:outline-level="1"><text:bookmark text:name="Twitter"/>Twitter </text:h>
      <text:list xml:id="list2053465364" text:style-name="L6">
        <text:list-item>
          <text:p text:style-name="P19"><text:a xlink:type="simple" xlink:href="http://twitter.com/mozillaubiquity">@mozillaubiquity</text:a>: The main source of news &amp; info about the Ubiquity project via Twitter. Be sure to follow. </text:p>
        </text:list-item>
        <text:list-item>
          <text:p text:style-name="P19"><text:a xlink:type="simple" xlink:href="http://twitter.com/azaaza">@azaaza</text:a>: Mozilla's co-lead developer for the Ubiquity project </text:p>
        </text:list-item>
        <text:list-item>
          <text:p text:style-name="P19"><text:a xlink:type="simple" xlink:href="http://twitter.com/toolness">@toolness</text:a>: Mozilla's co-lead developer for the Ubiquity project </text:p>
        </text:list-item>
        <text:list-item>
          <text:p text:style-name="P19"><text:a xlink:type="simple" xlink:href="http://twitter.com/reybango">@reybango</text:a>: Evangelist for the Ubiquity project </text:p>
        </text:list-item>
        <text:list-item>
          <text:p text:style-name="P19"><text:a xlink:type="simple" xlink:href="http://twitter.com/theunfocused">@theunfocused</text:a>: Fellow Mozillian Blair McBride </text:p>
        </text:list-item>
        <text:list-item>
          <text:p text:style-name="P19"><text:a xlink:type="simple" xlink:href="http://twitter.com/_abi_">@_abi_</text:a>: Created the Devo Firefox extension which provided a keyboard command launcher similar to what Ubiquity is today. </text:p>
        </text:list-item>
        <text:list-item>
          <text:p text:style-name="P19"><text:a xlink:type="simple" xlink:href="http://twitter.com/fernando_takai">@fernando_takai</text:a>: Major supporter of Ubiquity. </text:p>
        </text:list-item>
        <text:list-item>
          <text:p text:style-name="P19"><text:a xlink:type="simple" xlink:href="http://twitter.com/mitchoyoshitaka">@mitchoyoshitaka</text:a>: Resident linguist </text:p>
        </text:list-item>
        <text:list-item>
          <text:p text:style-name="P19"><text:a xlink:type="simple" xlink:href="http://twitter.com/bpung">@bpung</text:a>: Mozilla labs intern, developer for Ubiquity </text:p>
        </text:list-item>
        <text:list-item>
          <text:p text:style-name="P7"><text:a xlink:type="simple" xlink:href="http://twitter.com/ChristianSonne">@ChristianSonne</text:a>: Developer for Ubiquity </text:p>
        </text:list-item>
      </text:list>
      <text:h text:style-name="Heading_20_1" text:outline-level="1"><text:bookmark text:name="The_Herd"/><text:soft-page-break/>The Herd </text:h>
      <text:p text:style-name="Text_20_body">The Herd keeps track of all Ubiquity scripts. For more information, see the following links: </text:p>
      <text:list xml:id="list687262213" text:style-name="L7">
        <text:list-item>
          <text:p text:style-name="P20"><text:a xlink:type="simple" xlink:href="http://ubiquity.mozilla.com/hg/ubiquity-site/">Herd HG Repository</text:a> </text:p>
        </text:list-item>
        <text:list-item>
          <text:p text:style-name="P20"><text:a xlink:type="simple" xlink:href="http://ubiquity.mozilla.com/hg/ubiquity-site/file/tip/README">Herd Developer FAQ</text:a> </text:p>
        </text:list-item>
        <text:list-item>
          <text:p text:style-name="P20"><text:a xlink:type="simple" xlink:href="http://wiki.apache.org/couchdb/HttpViewApi">CouchDB</text:a> - database used for Herd </text:p>
        </text:list-item>
        <text:list-item>
          <text:p text:style-name="P8"><text:a xlink:type="simple" xlink:href="https://ubiquity.mozilla.com/herd/">The Herd</text:a>-The Herd Itself. </text:p>
        </text:list-item>
      </text:list>
      <text:h text:style-name="Heading_20_1" text:outline-level="1"><text:bookmark text:name="Proposals"/>Proposals </text:h>
      <text:list xml:id="list1822394968" text:style-name="L8">
        <text:list-item>
          <text:p text:style-name="P21"><text:a xlink:type="simple" xlink:href="https://wiki.mozilla.org/Labs/Ubiquity/Roadmap">Ubiquity Roadmap</text:a> - from 0.5 to 1.0 </text:p>
        </text:list-item>
        <text:list-item>
          <text:p text:style-name="P21"><text:a xlink:type="simple" xlink:href="https://wiki.mozilla.org/Labs/Ubiquity/Ubiquity_Command_Suggestions">Command Suggestions</text:a> - use this page to suggest new Ubiquity commands you'd like to see. </text:p>
        </text:list-item>
        <text:list-item>
          <text:p text:style-name="P21"><text:a xlink:type="simple" xlink:href="https://wiki.mozilla.org/Labs/Ubiquity/Nouns">Proposals for New Nouns</text:a> </text:p>
        </text:list-item>
        <text:list-item>
          <text:p text:style-name="P21"><text:a xlink:type="simple" xlink:href="https://wiki.mozilla.org/Labs/Ubiquity/Magic_Words">Proposals for new "Magic Words"</text:a> </text:p>
        </text:list-item>
        <text:list-item>
          <text:p text:style-name="P21"><text:a xlink:type="simple" xlink:href="https://wiki.mozilla.org/Labs/Ubiquity/Ubiquity_Commands_Center">Ubiquity Commands Center</text:a> - an idea for a web-panel that maintains a database of Ubiquity scripts. </text:p>
        </text:list-item>
        <text:list-item>
          <text:p text:style-name="P21"><text:a xlink:type="simple" xlink:href="https://wiki.mozilla.org/Labs/Ubiquity/TrustNetwork">Ubiquity Trust Network</text:a> - a proposal for a distributed trust network </text:p>
        </text:list-item>
        <text:list-item>
          <text:p text:style-name="P21"><text:a xlink:type="simple" xlink:href="https://wiki.mozilla.org/Labs/Ubiquity/Thunderbird">Ubiquity In Thunderbird</text:a> - let's make Ubiquity work in Thunderbird! </text:p>
        </text:list-item>
        <text:list-item>
          <text:p text:style-name="P21"><text:a xlink:type="simple" xlink:href="https://wiki.mozilla.org/Labs/Ubiquity/0.2_Roadmap_Proposals">0.2 Roadmap Proposals</text:a> - Brainstorming on possible directions to go for Ubiquity 0.2. </text:p>
        </text:list-item>
        <text:list-item>
          <text:p text:style-name="P21"><text:a xlink:type="simple" xlink:href="https://wiki.mozilla.org/Labs/Ubiquity/0.2_Design:_UI_and_Security_Extensibility">0.2 Design: UI and Security Extensibility</text:a> - Design-related thoughts on how to make Ubiquity extensible in regards to security/command-execution and access by other Firefox UIs. </text:p>
        </text:list-item>
        <text:list-item>
          <text:p text:style-name="P21"><text:a xlink:type="simple" xlink:href="https://wiki.mozilla.org/Labs/Ubiquity/0.2_Proposed_Uplift_Commands">Proposed commands for uplift into Ubiquity 0.2</text:a> </text:p>
        </text:list-item>
        <text:list-item>
          <text:p text:style-name="P21"><text:a xlink:type="simple" xlink:href="http://mitcho.com/blog/projects/writing-commands-with-semantic-roles/">Writing commands with semantic roles</text:a> - would enable commands to be automagically localized </text:p>
        </text:list-item>
        <text:list-item>
          <text:p text:style-name="P9"><text:a xlink:type="simple" xlink:href="https://wiki.mozilla.org/Labs/Ubiquity/The_Great_Renaming">The Great Renaming</text:a> -- proposal for renaming all built-in commands for consistency and to work with the Overlord Verbs system. </text:p>
        </text:list-item>
      </text:list>
      <text:h text:style-name="Heading_20_1" text:outline-level="1"><text:bookmark text:name="Internationalization_and_Localization"/>Internationalization and Localization </text:h>
      <text:list xml:id="list1932586756" text:style-name="L9">
        <text:list-item>
          <text:p text:style-name="P22"><text:a xlink:type="simple" xlink:href="https://wiki.mozilla.org/Labs/Ubiquity/i18n">internationalization and localization pages</text:a> </text:p>
        </text:list-item>
        <text:list-item>
          <text:p text:style-name="P22"><text:a xlink:type="simple" xlink:href="http://groups.google.com/group/ubiquity-i18n">Ubiquity i18n Google Group/mailing list</text:a> for discussion of internationalization and localization topics </text:p>
        </text:list-item>
        <text:list-item>
          <text:p text:style-name="P10"><text:a xlink:type="simple" xlink:href="https://wiki.mozilla.org/Labs/Ubiquity/Ubiquity_0.5_Command_Localization_Tutorial">Command Localization Tutorial</text:a> for how to translate commands to your language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result_box"/><text:soft-page-break/><text:span text:style-name="T1">Bem-vindo <text:line-break/><text:line-break/>Ubiquity é uma extensão do Firefox experimental que lhe dá uma nova e poderosa maneira de interagir com a web. <text:line-break/><text:line-break/>Você está acostumado a dizer Firefox onde você quer ir ao digitar endereços da Web na barra de URL: <text:line-break/><text:line-break/>2421200474_1bf74ef498_o.png <text:line-break/><text:line-break/></text:span>Com o Ubiquity instalado, você será capaz de dizer o Firefox que você quer fazer, digitando comandos em uma nova caixa de entrada Ubiquity. <text:line-break/><text:line-break/>Imagem: email_jono.png <text:line-break/><text:line-break/><text:span text:style-name="T1">Comandos do Ubiquity pode fazer quase nada. Ubiquity vem com um conjunto de comandos que fazem tarefas comuns da Web mais rápido e fácil. </text:span>Neste tutorial vamos ensinar como usar alguns deles. <text:span text:style-name="T1">Até o final deste tutorial você será capaz de realizar rápida Wikipedia, Google, definição, e as buscas Yelp; adicionar mapas ao seu e-mail, e traduzir um trecho de uma página web, destaque uma palavra, e depois enviar para um amigo </text:span>. <text:line-break/><text:line-break/>Os comandos que vêm com o Ubiquity são apenas o início: qualquer um pode criar novos comandos e compartilhá-los. <text:span text:style-name="T1">Criando comandos Ubiquity - e alargar a web - deve ser tão fácil como criar uma página web. Se você quer aprender a criar seus próprios comandos, consulte o Tutorial Developer. <text:line-break/><text:line-break/>Ubiquity é ainda um trabalho em andamento, e nós estamos ansiosos para que você possa se juntar à nossa equipe virtual para experimentar. Se, ao ler este tutorial, você pensa em uma maneira de fazer Ubiquity mais fácil de utilizar, ou uma idéia para o seu desenvolvimento futuro, esperamos que você tome um momento para partilhar os seus pensamentos. Ao se envolver com o Ubiquity, enquanto o projeto ainda está em seus estágios iniciais, você tem uma oportunidade de moldar a direção de seu crescimento. <text:line-break/></text:span>Se você estiver em um Mac ... <text:line-break/><text:line-break/>Você precisa instalar Growl. <text:span text:style-name="T1">Esta é uma extensão do sistema Mac OS X que os aplicativos podem usar para mostrar a transparência discreta. Ubiquity utiliza notificações Growl para lhe mostrar a saída de comandos e dizer-lhe sobre os erros. <text:line-break/><text:line-break/></text:span>No Windows (XP e posteriores), você não precisa instalar nada de especial, com a omnipresença de usar o sistema operacional embutido "torradeira" estilo pop-up de mensagens. <text:line-break/><text:line-break/><text:span text:style-name="T1">No Linux, você não deve ter que fazer nada de especial: apenas a certeza de que está atualizado para a versão mais recente do Firefox. <text:line-break/></text:span>O Básico <text:line-break/>Siga o tutorial interativo <text:line-break/><text:line-break/><text:span text:style-name="T1">Existe um tutorial interativo que o leva através de como usar o Ubiquity. </text:span>Você pode obtê-lo, digitando about: ubiquity na barra de endereços. Este tutorial se destina a complementar o tutorial embutido interativo. Vai sobre os princípios da Ubiquity, alguns exemplos de coisas legais que você pode fazer com os comandos, como ensinar Ubiquity novos comandos, e como obter ajuda com o Ubiquity. <text:line-break/>Começando Ubiquity <text:line-break/><text:soft-page-break/><text:line-break/><text:span text:style-name="T1">Se você ainda não tiver feito, instale o Ubiquity. </text:span>Uma vez feito isso, você pode chamar Ubiquity tocando opção de espaço no Mac, ou o controle do espaço, se você estiver no Windows. No Linux, tente alt-espaço <text:line-break/><text:line-break/><text:span text:style-name="T1">Uma vez que você pressionar a tecla adequada combinação, você será presenteado com uma caixa de entrada de comando no canto superior esquerdo do seu navegador. <text:line-break/><text:line-break/></text:span>Imagem: interface.png <text:line-break/><text:line-break/>Você dá um comando Ubiquity, escrevendo algo aqui. Por razões de brevidade, vamos chamar esta "emissão" de um comando. Para o restante deste tutorial, quando dizemos que a "questão" XYZ ", que significa" bater alt-espaço (espaço ou ctrl-) para abrir a caixa Ubiquity, em seguida, tipo xyz ". <text:line-break/>Primeiro Comando: Pesquisa Wikipedia <text:line-break/><text:line-break/>Vamos começar com a Wikipédia. <text:span text:style-name="T1">Diga que você quer saber o que um peixe de babel "é. </text:span>Você simplesmente questão "Babel Fish wikipedia". <text:line-break/><text:line-break/><text:span text:style-name="T1">Enquanto você está digitando o seu comando, você verá duas coisas debaixo da caixa de entrada: uma lista de sugestões e um preview do comando atual. </text:span>Na foto abaixo, a lista de sugestões é composto por "wikipedia" e "tempo", enquanto que a previsão diz que "procurados Wikipedia". <text:line-break/><text:line-break/>Imagem: w.png <text:line-break/><text:line-break/><text:span text:style-name="T1">Quando você terminar de digitar "Babel Fish wikipedia" você deve ver alguns resumos de várias páginas da Wikipédia sobre o Babel Fish, da seguinte forma: <text:line-break/><text:line-break/></text:span>Imagem: babel.png <text:line-break/><text:line-break/><text:span text:style-name="T1">Vai ter um momento para as informações acima para ser adquirida a partir da Wikipédia, mas Ubiquity permanece totalmente responsivo durante este tempo. <text:line-break/><text:line-break/></text:span>Em seguida, você pode: <text:line-break/><text:line-break/>    * Hit Enter (ou Return) para executar o comando. Executando o comando Wikipédia tem o efeito de levar você para a página da Wikipedia. <text:line-break/>    * Hit Escape para cancelar o comando. <text:span text:style-name="T1">Ubiquity desaparece sem efeito. <text:line-break/>    </text:span>* Clique em um dos links no preview. <text:span text:style-name="T1">No caso da visualização da Wikipédia, clicar em um link o levará diretamente para o artigo que você está interessado polegadas <text:line-break/><text:line-break/>Abreviando comandos e Utilização da Lista de Sugestões <text:line-break/><text:line-break/>"Babel Fish da Wikipédia" é muito muito com o tipo. </text:span>Você pode economizar algum desgaste em seus dedos, deixando lista Ubiquity sugestão fazer o trabalho para você. Como você viu na última seção, trazendo Ubiquity e digitar apenas "w" apresenta-lhe sugestões que tenham "w" neles. <text:line-break/><text:line-break/>Quando você adicionar a letra "i", a lista de sugestões se reduz a sugestões que contenham "wi". Você pode usar a tecla tab para auto-completar um comando para que Ubiquity deixa adivinhar o que você quer. <text:span text:style-name="T1">Tente wi datilografia, clique na guia, em seguida, "Babel Fish". <text:line-break/></text:span><text:soft-page-break/><text:span text:style-name="T1"><text:line-break/>Você também pode usar as setas do teclado para selecionar o comando desejado. </text:span>Vamos dizer que você quer atualizar o seu Twitter status. Summon Ubiquity e digite "t". <text:line-break/><text:line-break/>Imagem: T.png <text:line-break/><text:line-break/>A segunda opção é o Twitter "comando. Eu uso a seta para baixo para selecioná-la: <text:line-break/><text:line-break/>Imagem: twitter.png <text:line-break/><text:line-break/>E, em seguida, guia para auto-Twitter "completo", tipo e no meu status update. <text:line-break/><text:line-break/>Imagem: update.png <text:line-break/><text:line-break/><text:span text:style-name="T1">Você pode ver uma prévia do que seu status será atualizado para, e quantos caracteres você deixou. </text:span>Você também pode digitar "como nome de usuário" para especificar qual twitter conta que você quer usar, mas isso é opcional. <text:line-break/><text:line-break/><text:span text:style-name="T1">Ubiquity também suposições mais à direita do tempo, se você lhe dá as primeiras letras do comando que você deseja. </text:span>Assim, "tw atualizar o meu estado com Ubiquity" iria trabalhar muito. <text:line-break/>Fazer Comandos em seleções <text:line-break/><text:line-break/>Muitas vezes, a coisa que você está interessado em pesquisar está bem na frente de vocês, na página da web que você está olhando. Por que ir para o trabalho de re-escrever o mesmo quando você pode usar o que você já tem? <text:line-break/><text:line-break/>Vamos verificar o tempo de Mountain View. <text:span text:style-name="T1">Selecione as palavras "Mountain View, na Califórnia", abaixo, arrastando o mouse sobre eles: <text:line-break/><text:line-break/> </text:span>Mountain View, Califórnia <text:line-break/><text:line-break/>Agora convocar Ubiquity, e basta digitar as primeiras letras do nome do comando: <text:line-break/><text:line-break/>Imagem: mv_weather.png <text:line-break/><text:line-break/>Ou, digamos que você está lendo uma página da web e você encontrará uma palavra estranha: <text:line-break/><text:line-break/> aglet <text:line-break/><text:line-break/><text:span text:style-name="T1">Basta selecionar a palavra e emissão de "definir". <text:line-break/><text:line-break/>Você poderia ter alcançado a mesma coisa, digitando "define aglet" ou apenas aglet "def", ou mesmo "def isso". </text:span>(Ubiquity entende "isso" para se referir à seleção.) <text:line-break/>Mais exemplos de comando <text:line-break/>E-mail <text:line-break/><text:line-break/>Agora, o comando de email utiliza o Gmail. Isso significa que você só será capaz de seguir junto com a parte seguinte do tutorial, se você tiver uma conta do Gmail. <text:span text:style-name="T1">Eventualmente, é claro, o comando deve funcionar com todos os principais web-based provedores de e-mail, bem como aplicativos como o </text:span><text:soft-page-break/><text:span text:style-name="T1">Thunderbird. (Se você é um programador, adoraríamos alguma ajuda com isso.) Por agora, se você tiver uma conta do Gmail, verifique se você está registrado pol Se você não fizer isso, você pode querer avançar para </text:span>a parte seguinte do tutorial. <text:line-break/><text:line-break/><text:span text:style-name="T1">Supondo que você estiver logado em sua conta do Gmail, questão "email". </text:span>Na lista de sugestão, você verá uma sugestão que diz: "E-mail message () (para contato)". <text:line-break/><text:line-break/>20080819160313.jpg <text:line-break/><text:line-break/>Este é um indício de que o comando Email espera duas informações: a mensagem é o que você está enviando, e é o contato que você deseja enviar. <text:span text:style-name="T1">No entanto, você pode deixar de fora uma dessas coisas - ou ambos - eo comando-mail continua a trabalhar. </text:span>Então eu posso emitir qualquer um desses comandos: <text:line-break/><text:line-break/>    * E-mail "Olá" <text:line-break/>    * "E-mail para Chris" <text:line-break/>    * E-mail "Olá a Chris" <text:line-break/>    * "E-mail para Chris Olá" <text:line-break/><text:line-break/>Estou usando o "Chris" porque esse é o nome de alguém na minha lista de contatos do Gmail. Se você não tiver um Chris "em sua lista de contatos, basta substituir o nome de algum de seus amigos nestes exemplos. <text:line-break/><text:line-break/>Digamos que eu descobri um fato interessante em uma página web e quero enviá-lo para Chris. <text:span text:style-name="T1">Eu posso selecionar a parte da página, incluindo links, imagens e qualquer outra coisa, e então emitir "enviar e-mail para Chris". </text:span>Ubiquity entende "isso" para se referir à minha selecção. <text:span text:style-name="T1">(Eu também poderia ter dito "e-mail para Chris" ou "selecção e-mail para Chris" - todas estas são equivalentes.) A parte selecionada da página aparece na minha previsão: <text:line-break/><text:line-break/></text:span>Imagem: E-mail-picture-selection.png <text:line-break/><text:line-break/>(Endereços de e-mail real turva-se a proteger os inocentes.) Desde que me conheço várias pessoas chamado Chris, existem várias linhas na lista de sugestões - uma para cada Chris na minha lista de contatos do Gmail. Eu posso-chave seta para baixo para o Chris eu quero e, em seguida, pressione a tecla Enter. <text:line-break/><text:line-break/>Eu sou levado para o GMail "compor novo e-mail" página. <text:span text:style-name="T1">O pedaço da página que eu selecionei é reproduzida no corpo do meu e-mail, o "para" o campo é preenchido com o endereço de email que eu selecionei, e o "sujeito" campo contém o título da página web que eu estava. Agora posso editar este e-mail para acrescentar mais nada, quero dizer, antes de clicar em "Enviar". <text:line-break/></text:span>O comando Mapa <text:line-break/><text:line-break/><text:span text:style-name="T1">Vamos dizer que você está organizando para se encontrar com um amigo em um restaurante, e que pretende incluir um mapa no e-mail. </text:span>(Sim, é exemplo favorito Aza.) <text:line-break/><text:line-break/>Digite o endereço que deseja mapear, selecione-lo e emitir o "mapa". Na visualização, você verá uma miniatura de mapa de tamanho da área (a partir do Google Maps). <text:line-break/><text:line-break/>Imagem: Map-preview-1.png <text:line-break/><text:soft-page-break/><text:line-break/>Se você executar o comando, você será direcionado para a página do Google Maps. <text:span text:style-name="T1">Ou, você pode clicar sobre a imagem na pré-visualização para obter uma versão maior, interativo. </text:span>Depois de rolagem e zoom deste mapa ao seu gosto, você pode clicar no mapa "é inserido na página", link para inserir o mapa em seu e-mail. <text:line-break/><text:line-break/>Imagem: Map-preview-2.png <text:line-break/><text:line-break/>Você pode experimentá-lo, selecionando o endereço abaixo e emissão de "mapa": <text:line-break/><text:line-break/>1981 Landings Drive, Mountain View, CA <text:line-break/><text:line-break/>Então clique na imagem no preview para obter o maior mapa, clique no mapa "é inserido na página" link e veja o que acontece. Surpreso? <text:line-break/>O comando Traduzir <text:line-break/><text:line-break/>That's right, comandos Ubiquity pode alterar o conteúdo de uma página, mesmo se a página não seria normalmente editável. <text:span text:style-name="T1">Um comando que faz bom uso dessa capacidade é a "Traduzir" comando. </text:span>Para experimentá-lo, selecione o texto abaixo e emitir "traduzir" (ou apenas tra ") e executar. <text:line-break/><text:line-break/>21 世紀 に, 国際 化 を よく 考えなけれ ば なりません. <text:line-break/><text:line-break/><text:span text:style-name="T1">É tradução de máquina, por isso os resultados estão vinculados ao som estranho, mas pelo menos você pode começar a essência do seu significado. <text:line-break/><text:line-break/></text:span>O comando completo é <text:line-break/><text:line-break/>translate (texto) (de linguagem) (a linguagem) <text:line-break/><text:line-break/><text:span text:style-name="T1">Assim, você pode especificar o idioma que deseja traduzir, e que idioma você deseja traduzir. </text:span>Se você deixar qualquer um destes para fora, Ubiquity fará apenas um palpite sobre o que você quer. <text:line-break/><text:line-break/>Aqui estão alguns outros exemplos que você pode tentar: <text:line-break/><text:line-break/>    * "Boa noite tr espanhol" <text:line-break/>    <text:span text:style-name="T1">* "Tr buenas tardes de espanhol para francês" <text:line-break/>    </text:span>* Selecione algum texto Inglês nesta página e, em seguida: "traduzir isso para Alemão" <text:line-break/><text:line-break/>Indo além <text:line-break/>Primeiros Comandos de Ajuda e Descobrindo <text:line-break/><text:line-break/><text:span text:style-name="T1">Até agora você deve estar se perguntando: "Como muitos comandos existem? O que eles estão todos chamados? Como vou saber o que um comando pode ser menos que eu memorizá-los todos?" <text:line-break/><text:line-break/></text:span>Essas são boas perguntas! Para começar a obter algumas respostas, a questão "comandos ubiquidade" lista de comandos, e pressione Retornar para executá-lo. Você será direcionado a uma página especial lista de cada comando que você tem instalado, e descrevendo o que cada um faz. <text:line-break/><text:line-break/>Imagem: Comando-list.png <text:line-break/><text:soft-page-break/><text:line-break/><text:span text:style-name="T1">Para obter ajuda geral, você pode executar o comando "help". Aqui, você pode alterar o atalho que você usar para ativar o Ubiquity, desinscrever de comando feeds, ativar e desativar comandos, e encontrar informações sobre opções de suporte. <text:line-break/><text:line-break/></text:span>A página de ajuda do comando geral e link da página de lista para outra, assim qualquer um que você abrir, você pode ir para o outro com um único clique. <text:line-break/><text:line-break/>Você também pode acessar a página de ajuda principal, digitando about: ubiquity na barra de URL do Firefox. <text:line-break/>Ensino Ubiquity Novos Comandos <text:line-break/><text:line-break/><text:span text:style-name="T1">Nós já mencionamos que qualquer um pode criar comandos Ubiquity. </text:span>Uma vez criado, esses comandos podem ser incorporado em qualquer página web. <text:span text:style-name="T1">Se você tiver Ubiquity instalado e que você visita uma página com um comando incorporado, o Firefox irá apresentá-lo com a opção de inscrição para o comando. <text:line-break/><text:line-break/></text:span>Para ver isso em ação, você pode visitar esta página de exemplo no site pessoal Atul's. Você deverá ver uma barra de descer do topo da janela do navegador perguntando se você deseja se inscrever para o comando ou não. <text:line-break/><text:line-break/>20080820111209.jpg <text:line-break/><text:line-break/><text:span text:style-name="T1">Se você optar por se inscrever, você verá um pouco assustador-looking página de aviso: <text:line-break/><text:line-break/></text:span>20080820111725.jpg <text:line-break/><text:line-break/><text:span text:style-name="T1">É importante compreender os perigos de subscrição de comandos Ubiquity de sites que você não confia. Uma vez que um comando da Ubiquity pode fazer nada, e tem um acesso total ao seu navegador, uma má pessoa poderia escrever um comando Ubiquity para roubar suas informações pessoais ou fazer as coisas mal-intencionado no seu computador. </text:span>Você não deve instalar comandos do Ubiquity, a menos que você está confiante de que a fonte é confiável. <text:line-break/>Finding New Ubiquity Comandos <text:line-break/><text:line-break/><text:span text:style-name="T1">TODO: Adicionar informações sobre o rebanho aqui. <text:line-break/></text:span>Participação <text:line-break/><text:line-break/>    * Saída Planet Ubiquity Ubiquity para os acontecimentos mais recentes e melhores. <text:line-break/>    <text:span text:style-name="T1">* Leia e contribuir para a documentação da Ubiquity no wiki Mozilla. <text:line-break/>    </text:span>* Obtenha ajuda e ajudar os outros na nossa página Get Satisfaction. <text:line-break/>    <text:span text:style-name="T1">* Junte-se à ubiquidade-list Firefox Ubiquity para discutir com os outros. <text:line-break/>    </text:span>* Junte-se ao canal # ubiquity em irc.mozilla.org para conversar com membros da comunidade Ubiquity em tempo real através do IRC. <text:line-break/>    * Procure a biblioteca de comando para encontrar comandos Ubiquity em toda a Internet. <text:line-break/>    * Relatório ou ajudar a corrigir os erros na nossa bug tracker. <text:line-break/>    * Discuta questões de tradução e localização sobre o Ubiquity-i18n (internacionalização) mailing list.</text:p>
      <text:p text:style-name="Standard"/>
      <text:p text:style-name="Standard"/>
      <text:h text:style-name="Heading_20_1" text:outline-level="1"><text:soft-page-break/>Welcome </text:h>
      <text:p text:style-name="Text_20_body">Ubiquity is an experimental Firefox extension that gives you a powerful new way to interact with the Web. </text:p>
      <text:p text:style-name="Text_20_body">You're used to telling Firefox <text:span text:style-name="T2">where you want to go</text:span> by typing <text:span text:style-name="T3">Web addresses</text:span> into the URL bar: </text:p>
      <text:p text:style-name="Text_20_body"><draw:frame draw:style-name="fr1" draw:name="graphics1" text:anchor-type="as-char" svg:width="0.7862in" svg:height="0.3929in" draw:z-index="0"><draw:image xlink:href="http://farm4.static.flickr.com/3159/2421200474_1bf74ef498_o.png" xlink:type="simple" xlink:show="embed" xlink:actuate="onLoad"/><svg:title>2421200474_1bf74ef498_o.png</svg:title></draw:frame> </text:p>
      <text:p text:style-name="Text_20_body">With Ubiquity installed, you'll be able to tell Firefox <text:span text:style-name="T2">what you want it to do</text:span> by typing <text:span text:style-name="T3">commands</text:span> into a new Ubiquity input box. </text:p>
      <text:p text:style-name="Text_20_body"><draw:a xlink:type="simple" xlink:href="https://wiki.mozilla.org/File:Email_jono.png"><draw:frame draw:style-name="fr1" draw:name="graphics2" text:anchor-type="as-char" svg:width="6.25in" svg:height="2.4272in" draw:z-index="1"><draw:image xlink:href="https://wiki.mozilla.org/images/2/26/Email_jono.png" xlink:type="simple" xlink:show="embed" xlink:actuate="onLoad"/><svg:title>image:email_jono.png</svg:title></draw:frame></draw:a> </text:p>
      <text:p text:style-name="Text_20_body">Ubiquity commands can do nearly anything. Ubiquity comes with a set of commands that make common Web tasks faster and easier. In this tutorial we'll teach you how to use some of them. By the end of this tutorial you'll be able to perform quick Wikipedia, Google, definition, and Yelp searches; add maps to your email; and translate a snippet of a web page, highlight a word, and then email it to a friend. </text:p>
      <text:p text:style-name="Text_20_body">The commands that come with Ubiquity are just the beginning: anyone can create new commands and share them. Creating Ubiquity commands — and <text:a xlink:type="simple" xlink:href="http://www.azarask.in/blog/post/sharing-streamable-functionality/">extending the web</text:a> — should be as easy as creating a web page. If you want to learn how to create your own commands, please see the <text:a xlink:type="simple" xlink:href="https://wiki.mozilla.org/Labs/Ubiquity/Ubiquity_0.5_Author_Tutorial">Developer Tutorial</text:a>. </text:p>
      <text:p text:style-name="Text_20_body">Ubiquity is still a work in progress, and we are eager for you to join our virtual team to experiment. If, when reading this tutorial, you think of a way to make Ubiquity easier to use, or an idea for its future development, we hope you'll take a moment to <text:a xlink:type="simple" xlink:href="http://getsatisfaction.com/mozilla/products/mozilla_ubiquity">share your thoughts</text:a>. By getting involved with Ubiquity while the project is still in its early stages, you have an opportunity to shape the direction of its growth. </text:p>
      <text:h text:style-name="Heading_20_2" text:outline-level="2"><text:bookmark text:name="If_you.27re_on_a_Mac..."/>If you're on a Mac... </text:h>
      <text:p text:style-name="Text_20_body">You'll need to install <text:a xlink:type="simple" xlink:href="http://growl.info/">Growl</text:a>. This is a Mac OS X system extension that applications can use to display unobtrusive transparent messages. Ubiquity uses Growl notifications to show you the output of commands and tell you about errors. </text:p>
      <text:p text:style-name="Text_20_body">On Windows (XP and later), you don't need to install anything special, as Ubiquity will use the operating system's built-in "toaster"-style pop-up messaging. </text:p>
      <text:p text:style-name="Text_20_body">On Linux, you shouldn't have to do anything special: just make sure you're updated to the latest version of Firefox. </text:p>
      <text:h text:style-name="Heading_20_1" text:outline-level="1"><text:bookmark text:name="The_Basics"/><text:soft-page-break/>The Basics </text:h>
      <text:h text:style-name="Heading_20_2" text:outline-level="2"><text:bookmark text:name="Take_the_Interactive_Tutorial"/>Take the Interactive Tutorial </text:h>
      <text:p text:style-name="Text_20_body">There is an interactive tutorial that takes you through how to use Ubiquity. You can get to it by typing <text:span text:style-name="T3">about:ubiquity</text:span> into the address bar. This tutorial is meant to supplement the built-in interactive tutorial. It goes over the basics of Ubiquity, some examples of cool things you can do with commands, how to teach Ubiquity new commands, and how to get help with Ubiquity. </text:p>
      <text:h text:style-name="Heading_20_2" text:outline-level="2"><text:bookmark text:name="Starting_Ubiquity"/>Starting Ubiquity </text:h>
      <text:p text:style-name="Text_20_body">If you haven't already done so, <text:a xlink:type="simple" xlink:href="https://ubiquity.mozilla.com/xpi/ubiquity-latest.xpi">install Ubiquity</text:a>. Once you've done that, you can summon Ubiquity by tapping <text:span text:style-name="T3">option-space</text:span> on the Mac, or <text:span text:style-name="T3">control-space</text:span> if you're on Windows. On Linux, try <text:span text:style-name="T3">alt-space</text:span> </text:p>
      <text:p text:style-name="Text_20_body">Once you hit the appropriate key-combo, you'll be presented with a command input box in the upper-left of your browser. </text:p>
      <text:p text:style-name="Text_20_body"><draw:a xlink:type="simple" xlink:href="https://wiki.mozilla.org/File:Interface.png"><draw:frame draw:style-name="fr1" draw:name="graphics3" text:anchor-type="as-char" svg:width="6.25in" svg:height="5.0209in" draw:z-index="2"><draw:image xlink:href="https://wiki.mozilla.org/images/7/76/Interface.png" xlink:type="simple" xlink:show="embed" xlink:actuate="onLoad"/><svg:title>Image:interface.png</svg:title></draw:frame></draw:a> </text:p>
      <text:p text:style-name="Text_20_body">You give Ubiquity a command by typing something in here. For the sake of brevity, we'll call this "issuing" a command. For the rest of this tutorial, when we say to "issue 'XYZ'", we mean "hit alt-space (or ctrl-space) to bring up the Ubiquity box, then type XYZ". </text:p>
      <text:h text:style-name="Heading_20_2" text:outline-level="2"><text:bookmark text:name="First_Command:_Searching_Wikipedia"/><text:soft-page-break/>First Command: Searching Wikipedia </text:h>
      <text:p text:style-name="Text_20_body">Let's start with Wikipedia. Say you want to know what a "babel fish" is. You simply issue "wikipedia babel fish". </text:p>
      <text:p text:style-name="Text_20_body">While you're typing your command, you'll see two things underneath the input box: A <text:span text:style-name="T3">suggestion list</text:span> and a <text:span text:style-name="T3">preview</text:span> of the current command. In the picture below, the suggestion list consists of "wikipedia" and "weather", while the preview says "Searches Wikipedia". </text:p>
      <text:p text:style-name="Text_20_body"><draw:a xlink:type="simple" xlink:href="https://wiki.mozilla.org/File:W.png"><draw:frame draw:style-name="fr1" draw:name="graphics4" text:anchor-type="as-char" svg:width="6.25in" svg:height="3.3437in" draw:z-index="3"><draw:image xlink:href="https://wiki.mozilla.org/images/2/25/W.png" xlink:type="simple" xlink:show="embed" xlink:actuate="onLoad"/><svg:title>Image:w.png</svg:title></draw:frame></draw:a> </text:p>
      <text:p text:style-name="Text_20_body">When you finish typing "wikipedia babel fish" you should see some summaries of various Wikipedia pages about Babel Fish, like so: </text:p>
      <text:p text:style-name="Text_20_body"><text:soft-page-break/><draw:a xlink:type="simple" xlink:href="https://wiki.mozilla.org/File:Babel.png"><draw:frame draw:style-name="fr1" draw:name="graphics5" text:anchor-type="as-char" svg:width="6.25in" svg:height="4.302in" draw:z-index="4"><draw:image xlink:href="https://wiki.mozilla.org/images/e/eb/Babel.png" xlink:type="simple" xlink:show="embed" xlink:actuate="onLoad"/><svg:title>Image:babel.png</svg:title></draw:frame></draw:a> </text:p>
      <text:p text:style-name="Text_20_body">It will take a moment for the above information to be gleaned from Wikipedia, but Ubiquity stays fully responsive during this time. </text:p>
      <text:p text:style-name="Text_20_body">Next, you can: </text:p>
      <text:list xml:id="list608318948" text:style-name="L10">
        <text:list-item>
          <text:p text:style-name="P23">Hit Enter (or Return) to <text:span text:style-name="T3">execute</text:span> the command. Executing the Wikipedia command has the effect of taking you to the Wikipedia page. </text:p>
        </text:list-item>
        <text:list-item>
          <text:p text:style-name="P23">Hit Escape to <text:span text:style-name="T3">cancel</text:span> the command. Ubiquity disappears with no effect. </text:p>
        </text:list-item>
        <text:list-item>
          <text:p text:style-name="P11">Click on one of the <text:span text:style-name="T3">links</text:span> in the preview. In the case of the Wikipedia preview, clicking a link will take you directly to the article you're interested in. </text:p>
        </text:list-item>
      </text:list>
      <text:h text:style-name="Heading_20_2" text:outline-level="2"><text:bookmark text:name="Abbreviating_Commands_and_Using_the_Suggestion_List"/>Abbreviating Commands and Using the Suggestion List </text:h>
      <text:p text:style-name="Text_20_body">"Wikipedia babel fish" is quite a lot to type. You can save some wear and tear on your fingers by letting Ubiquity's suggestion list do the work for you. As you saw in the last section, bringing up Ubiquity and typing only "w" presents you with suggestions that have "w" in them. </text:p>
      <text:p text:style-name="Text_20_body">When you add the letter "i", the suggestion list narrows down to suggestions containing "wi". You can use the tab key to auto-complete a command so that Ubiquity stops guessing what you want. Try typing wi, then tab, then "babel fish". </text:p>
      <text:p text:style-name="Text_20_body">You can also use the arrow keys to select the command you want. Let's say you want to update your Twitter status. Summon Ubiquity and type "t". </text:p>
      <text:p text:style-name="Text_20_body"><text:soft-page-break/><draw:a xlink:type="simple" xlink:href="https://wiki.mozilla.org/File:T.png"><draw:frame draw:style-name="fr1" draw:name="graphics6" text:anchor-type="as-char" svg:width="6.25in" svg:height="2.4791in" draw:z-index="5"><draw:image xlink:href="https://wiki.mozilla.org/images/0/02/T.png" xlink:type="simple" xlink:show="embed" xlink:actuate="onLoad"/><svg:title>image:t.png</svg:title></draw:frame></draw:a> </text:p>
      <text:p text:style-name="Text_20_body">The second choice is the "twitter" command. I use the down arrow key to select it: </text:p>
      <text:p text:style-name="Text_20_body"><draw:a xlink:type="simple" xlink:href="https://wiki.mozilla.org/File:Twitter.png"><draw:frame draw:style-name="fr1" draw:name="graphics7" text:anchor-type="as-char" svg:width="6.25in" svg:height="2.9898in" draw:z-index="6"><draw:image xlink:href="https://wiki.mozilla.org/images/f/f7/Twitter.png" xlink:type="simple" xlink:show="embed" xlink:actuate="onLoad"/><svg:title>image:twitter.png</svg:title></draw:frame></draw:a> </text:p>
      <text:p text:style-name="Text_20_body">And then tab to auto-complete "twitter", and type in my status update. </text:p>
      <text:p text:style-name="Text_20_body"><text:soft-page-break/><draw:a xlink:type="simple" xlink:href="https://wiki.mozilla.org/File:Update.png"><draw:frame draw:style-name="fr1" draw:name="graphics8" text:anchor-type="as-char" svg:width="6.25in" svg:height="3.3957in" draw:z-index="7"><draw:image xlink:href="https://wiki.mozilla.org/images/d/d5/Update.png" xlink:type="simple" xlink:show="embed" xlink:actuate="onLoad"/><svg:title>image:update.png</svg:title></draw:frame></draw:a> </text:p>
      <text:p text:style-name="Text_20_body">You can see a preview of what your status will be updated to, and how many characters you have left. You also can type "as username" to specify which twitter account you want to use, but that's optional. </text:p>
      <text:p text:style-name="Text_20_body">Ubiquity also guesses right most of the time if you give it the first few letters of the command you want. So "tw updating my status with Ubiquity" would work too. </text:p>
      <text:h text:style-name="Heading_20_2" text:outline-level="2"><text:bookmark text:name="Doing_Commands_on_Selections"/>Doing Commands on Selections </text:h>
      <text:p text:style-name="Text_20_body">Often, the thing you're interested in searching for is right in front of you, on the web page you're looking at. Why go to the trouble of re-typing it when you can use what you've already got? </text:p>
      <text:p text:style-name="Text_20_body">Let's check the weather for Mountain View. Select the words "Mountain View, California" below by dragging your mouse across them: </text:p>
      <text:p text:style-name="P1"><text:s/>Mountain View, California</text:p>
      <text:p text:style-name="Text_20_body">Now summon Ubiquity, and just type the first few letters of the command name: </text:p>
      <text:p text:style-name="Text_20_body"><draw:a xlink:type="simple" xlink:href="https://wiki.mozilla.org/File:Mv_weather.png"><draw:frame draw:style-name="fr1" draw:name="graphics9" text:anchor-type="as-char" svg:width="6.25in" svg:height="2.5417in" draw:z-index="8"><draw:image xlink:href="https://wiki.mozilla.org/images/5/5d/Mv_weather.png" xlink:type="simple" xlink:show="embed" xlink:actuate="onLoad"/><svg:title>image: mv_weather.png</svg:title></draw:frame></draw:a> </text:p>
      <text:p text:style-name="Text_20_body">Or, let's say you're reading a web page and you find an unfamiliar word: </text:p>
      <text:p text:style-name="P1"><text:soft-page-break/><text:s/>aglet</text:p>
      <text:p text:style-name="Text_20_body">Just select the word and issue "define". </text:p>
      <text:p text:style-name="Text_20_body">You could have achieved the same thing by typing "define aglet"—or just "def aglet", or even "def this". (Ubiquity understands "this" to refer to the selection.) </text:p>
      <text:h text:style-name="Heading_20_1" text:outline-level="1"><text:bookmark text:name="More_Command_Examples"/>More Command Examples </text:h>
      <text:h text:style-name="Heading_20_2" text:outline-level="2"><text:bookmark text:name="Emailing"/>Emailing </text:h>
      <text:p text:style-name="Text_20_body">Right now, the email command uses <text:a xlink:type="simple" xlink:href="http://mail.google.com/">Google Mail</text:a>. That means you'll only be able to follow along with the next part of the tutorial if you have a GMail account. Eventually, of course, the command should work with all major web-based email providers, as well as applications like <text:a xlink:type="simple" xlink:href="http://www.mozilla.com/en-US/thunderbird/">Thunderbird</text:a>. (If you're a programmer, <text:a xlink:type="simple" xlink:href="http://groups.google.com/group/ubiquity-firefox">we'd love some help with that</text:a>.) For now, if you have a GMail account, please make sure you're logged in. If you don't, you might want to skip ahead to the next part of the tutorial. </text:p>
      <text:p text:style-name="Text_20_body">Assuming you're logged into your GMail account, issue "email". In the suggestion list, you'll see a suggestion that says "Email (message) (to contact)". </text:p>
      <text:p text:style-name="Text_20_body"><draw:frame draw:style-name="fr1" draw:name="graphics10" text:anchor-type="as-char" svg:width="0.7862in" svg:height="0.3929in" draw:z-index="9"><draw:image xlink:href="http://www.toolness.com/images/20080819160313.jpg" xlink:type="simple" xlink:show="embed" xlink:actuate="onLoad"/><svg:title>20080819160313.jpg</svg:title></draw:frame> </text:p>
      <text:p text:style-name="Text_20_body">This is a clue that the Email command expects two pieces of information: the message is <text:span text:style-name="T3">what</text:span> you're emailing, and the contact is <text:span text:style-name="T3">who</text:span> you want to send it to. However, you can leave out one of these things — or both of them — and the Email command will still work. So I can issue any of these commands: </text:p>
      <text:list xml:id="list1947437812" text:style-name="L11">
        <text:list-item>
          <text:p text:style-name="P24">"email hello" </text:p>
        </text:list-item>
        <text:list-item>
          <text:p text:style-name="P24">"email to chris" </text:p>
        </text:list-item>
        <text:list-item>
          <text:p text:style-name="P24">"email hello to chris" </text:p>
        </text:list-item>
        <text:list-item>
          <text:p text:style-name="P12">"email to chris hello" </text:p>
        </text:list-item>
      </text:list>
      <text:p text:style-name="Text_20_body">I'm using "chris" because that's the name of someone in my GMail contacts list. If you don't have a "chris" in your contacts list, just substitute the name of any of your friends in these examples. </text:p>
      <text:p text:style-name="Text_20_body">Let's say I've found an interesting fact on a web page and I want to send it to Chris. I can select part of the page, including links, pictures, and anything else, and then issue "email this to chris". Ubiquity understands "this" to refer to my selection. (I could also have said "email it to chris" or "email selection to chris" -- all of these are equivalent.) The selected part of the page shows up in my preview: </text:p>
      <text:p text:style-name="Text_20_body"><text:soft-page-break/><draw:a xlink:type="simple" xlink:href="https://wiki.mozilla.org/File:Email-picture-selection.png"><draw:frame draw:style-name="fr1" draw:name="graphics11" text:anchor-type="as-char" svg:width="5.4374in" svg:height="5.6772in" draw:z-index="10"><draw:image xlink:href="https://wiki.mozilla.org/images/5/5b/Email-picture-selection.png" xlink:type="simple" xlink:show="embed" xlink:actuate="onLoad"/><svg:title>Image:Email-picture-selection.png</svg:title></draw:frame></draw:a> </text:p>
      <text:p text:style-name="Text_20_body">(Actual email addresses blurred out to protect the innocent.) Since I know several people named Chris, there are several lines in the suggestion list -- one each Chris in my GMail contacts list. I can arrow-key down to the Chris I want and then hit the Enter key. </text:p>
      <text:p text:style-name="Text_20_body">I'm taken to the GMail "compose new email" page. The chunk of the page that I selected is reproduced in the body of my email, the "to" field is filled with the email address I selected, and the "subject" field contains the title of the web page I was on. I can now edit this email to add anything else I want to say, before clicking "Send". </text:p>
      <text:h text:style-name="Heading_20_2" text:outline-level="2"><text:bookmark text:name="The_Map_command"/>The Map command </text:h>
      <text:p text:style-name="Text_20_body">Let's say you're arranging to meet up with a friend at a restaurant, and you want to include a map in the email. (Yes, it's Aza's favorite example.) </text:p>
      <text:p text:style-name="Text_20_body">Type out the address you want to map, then select it and issue "map". In the preview, you'll see a thumbnail-size map of the area (from Google Maps). </text:p>
      <text:p text:style-name="Text_20_body"><text:soft-page-break/><draw:a xlink:type="simple" xlink:href="https://wiki.mozilla.org/File:Map-preview-1.png"><draw:frame draw:style-name="fr1" draw:name="graphics12" text:anchor-type="as-char" svg:width="5.4272in" svg:height="2.802in" draw:z-index="11"><draw:image xlink:href="https://wiki.mozilla.org/images/7/7f/Map-preview-1.png" xlink:type="simple" xlink:show="embed" xlink:actuate="onLoad"/><svg:title>Image:Map-preview-1.png</svg:title></draw:frame></draw:a> </text:p>
      <text:p text:style-name="Text_20_body">If you execute the command, you'll be taken to the Google Maps page. Or, you can click on the image in the preview to get a larger, interactive version. After scrolling and zooming this map to your liking, you can click the "insert map in page" link to insert the map into your email. </text:p>
      <text:p text:style-name="Text_20_body"><draw:a xlink:type="simple" xlink:href="https://wiki.mozilla.org/File:Map-preview-2.png"><draw:frame draw:style-name="fr1" draw:name="graphics13" text:anchor-type="as-char" svg:width="5.4374in" svg:height="4.7291in" draw:z-index="12"><draw:image xlink:href="https://wiki.mozilla.org/images/6/62/Map-preview-2.png" xlink:type="simple" xlink:show="embed" xlink:actuate="onLoad"/><svg:title>Image:Map-preview-2.png</svg:title></draw:frame></draw:a> </text:p>
      <text:p text:style-name="Text_20_body">You can give it a try by selecting the address below and issuing "map": </text:p>
      <text:p text:style-name="P1">1981 Landings Drive, Mountain View, CA</text:p>
      <text:p text:style-name="Text_20_body">Then click the image in the preview to get the larger map, then click the "insert map in page" link and <text:soft-page-break/>watch what happens. Surprised? </text:p>
      <text:h text:style-name="Heading_20_2" text:outline-level="2"><text:bookmark text:name="The_Translate_command"/>The Translate command </text:h>
      <text:p text:style-name="Text_20_body">That's right, Ubiquity commands can alter the contents of a page, even if the page wouldn't normally be editable. A command that makes good use of this ability is the "Translate" command. To try it, select the text below and issue "translate" (or just "tra") and execute. </text:p>
      <text:p text:style-name="Text_20_body">　　２１世紀に、国際化をよく考えなければなりません。 </text:p>
      <text:p text:style-name="Text_20_body">It's translation-by-machine, so the results are bound to sound awkward, but at least you can get the gist of the meaning. </text:p>
      <text:p text:style-name="Text_20_body">The full command is </text:p>
      <text:p text:style-name="P1">translate (text) (from language) (to language)</text:p>
      <text:p text:style-name="Text_20_body">So you can specify what language you want to translate from, and what language you want to translate to. If you leave either of these out, Ubiquity will just make a guess about what you want. </text:p>
      <text:p text:style-name="Text_20_body">Here are some other examples you can try: </text:p>
      <text:list xml:id="list1832931706" text:style-name="L12">
        <text:list-item>
          <text:p text:style-name="P25">"tr good evening to spanish" </text:p>
        </text:list-item>
        <text:list-item>
          <text:p text:style-name="P25">"tr buenas tardes from spanish to french" </text:p>
        </text:list-item>
        <text:list-item>
          <text:p text:style-name="P13">Select some English text on this page and then: "translate this to german" </text:p>
        </text:list-item>
      </text:list>
      <text:h text:style-name="Heading_20_1" text:outline-level="1"><text:bookmark text:name="Going_Further"/>Going Further </text:h>
      <text:h text:style-name="Heading_20_2" text:outline-level="2"><text:bookmark text:name="Getting_Help_and_Discovering_Commands"/>Getting Help and Discovering Commands </text:h>
      <text:p text:style-name="Text_20_body">By now you're probably wondering, "How many commands are there? What are they all called? How am I supposed to know what a command could be unless I memorize them all?" </text:p>
      <text:p text:style-name="Text_20_body">These are good questions! To start getting some answers, issue the "list ubiquity commands" command, and hit Return to execute it. You'll be taken to a special page listing every command you have installed, and describing what each one does. </text:p>
      <text:p text:style-name="Text_20_body"><text:soft-page-break/><draw:a xlink:type="simple" xlink:href="https://wiki.mozilla.org/File:Command-list.png"><draw:frame draw:style-name="fr1" draw:name="graphics14" text:anchor-type="as-char" svg:width="6.25in" svg:height="3.948in" draw:z-index="13"><draw:image xlink:href="https://wiki.mozilla.org/images/9/98/Command-list.png" xlink:type="simple" xlink:show="embed" xlink:actuate="onLoad"/><svg:title>Image:Command-list.png</svg:title></draw:frame></draw:a> </text:p>
      <text:p text:style-name="Text_20_body">For more general help, you can execute the "help" command. Here, you can change the hotkey that you use to activate Ubiquity, unsubscribe from command feeds, enable and disable commands, and find information about support options. </text:p>
      <text:p text:style-name="Text_20_body">The general help page and the command list page link to each other, so whichever one you open, you can get to the other with a single click. </text:p>
      <text:p text:style-name="Text_20_body">You can also get to the main help page by typing <text:span text:style-name="T3">about:ubiquity</text:span> into the Firefox URL bar. </text:p>
      <text:h text:style-name="Heading_20_2" text:outline-level="2"><text:bookmark text:name="Teaching_Ubiquity_New_Commands"/>Teaching Ubiquity New Commands </text:h>
      <text:p text:style-name="Text_20_body">We've mentioned that anyone can create Ubiquity commands. Once created, these commands can be embedded in any web page. If you have Ubiquity installed and you visit a page with an embedded command, Firefox will present you with the option of <text:span text:style-name="T3">subscribing</text:span> to the command. </text:p>
      <text:p text:style-name="Text_20_body">To see this in action, you can visit <text:a xlink:type="simple" xlink:href="http://hg.toolness.com/ubiquity-firefox/raw-file/7435416f211a/examples/sample-cmd.html">this example page on Atul's personal site</text:a>. You should see a bar coming down from the top of the browser window asking you whether you want to subscribe to the command or not. </text:p>
      <text:p text:style-name="Text_20_body"><draw:frame draw:style-name="fr1" draw:name="graphics15" text:anchor-type="as-char" svg:width="0.7862in" svg:height="0.3929in" draw:z-index="14"><draw:image xlink:href="http://www.toolness.com/images/20080820111209.jpg" xlink:type="simple" xlink:show="embed" xlink:actuate="onLoad"/><svg:title>20080820111209.jpg</svg:title></draw:frame> </text:p>
      <text:p text:style-name="Text_20_body">If you choose to subscribe, you'll see a rather scary-looking warning page: </text:p>
      <text:p text:style-name="Text_20_body"><draw:frame draw:style-name="fr1" draw:name="graphics16" text:anchor-type="as-char" svg:width="0.7862in" svg:height="0.3929in" draw:z-index="15"><draw:image xlink:href="http://www.toolness.com/images/20080820111725.jpg" xlink:type="simple" xlink:show="embed" xlink:actuate="onLoad"/><svg:title>20080820111725.jpg</svg:title></draw:frame> </text:p>
      <text:p text:style-name="Text_20_body">It's important to understand the <text:span text:style-name="T3">dangers</text:span> of subscribing to Ubiquity commands from sites that you don't trust. Since a Ubiquity command can do anything, and it has full access to your web browser, a bad person could write a Ubiquity command to steal your personal information or do malicious things to your computer. You should not install Ubiquity commands unless you are confident that the source is <text:soft-page-break/>trustworthy. </text:p>
      <text:h text:style-name="Heading_20_2" text:outline-level="2"><text:bookmark text:name="Finding_New_Ubiquity_Commands"/>Finding New Ubiquity Commands </text:h>
      <text:p text:style-name="Text_20_body">TODO: Add information about the herd here. </text:p>
      <text:h text:style-name="Heading_20_2" text:outline-level="2"><text:bookmark text:name="Participation2"/><text:bookmark text:name="Participation1"/>Participation </text:h>
      <text:list xml:id="list1853405433" text:style-name="L13">
        <text:list-item>
          <text:p text:style-name="P26">Check out <text:a xlink:type="simple" xlink:href="http://ubiquity.mozilla.com/planet/">Planet Ubiquity</text:a> for the latest and greatest Ubiquity happenings. </text:p>
        </text:list-item>
        <text:list-item>
          <text:p text:style-name="P26">Read and contribute to <text:a xlink:type="simple" xlink:href="https://wiki.mozilla.org/Labs/Ubiquity">Ubiquity’s documentation</text:a> on the Mozilla wiki. </text:p>
        </text:list-item>
        <text:list-item>
          <text:p text:style-name="P26">Get help and help others on our <text:a xlink:type="simple" xlink:href="http://getsatisfaction.com/mozilla/products/mozilla_ubiquity">Get Satisfaction</text:a> page. </text:p>
        </text:list-item>
        <text:list-item>
          <text:p text:style-name="P26">Join the <text:a xlink:type="simple" xlink:href="http://groups.google.com/group/ubiquity-firefox">ubiquity-firefox mailing list</text:a> to discuss Ubiquity with others. </text:p>
        </text:list-item>
        <text:list-item>
          <text:p text:style-name="P26">Join the #ubiquity channel on irc.mozilla.org to talk to Ubiquity community members in real-time over IRC. </text:p>
        </text:list-item>
        <text:list-item>
          <text:p text:style-name="P26">Browse <text:a xlink:type="simple" xlink:href="https://ubiquity.mozilla.com/herd">the command library</text:a> to find Ubiquity commands all over the Internet. </text:p>
        </text:list-item>
        <text:list-item>
          <text:p text:style-name="P26">Report or help fix bugs at our <text:a xlink:type="simple" xlink:href="https://ubiquity.mozilla.com/trac/">bug tracker</text:a>. </text:p>
        </text:list-item>
        <text:list-item>
          <text:p text:style-name="P14">Discuss translation and localization issues on the <text:a xlink:type="simple" xlink:href="http://groups.google.com/group/ubiquity-i18n">Ubiquity-i18n (internationalization) mailing list</text:a>.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Don’t just surf the web — command it!</text:h>
      <text:p text:style-name="Text_20_body">Ubiquity is a time-saving Firefox extension that simplifies common web activities by letting you give commands to Firefox. Ubiquity includes about 80 commands for speeding up common web activities (searching, translating, mapping, emailing, etc.), but also provides an API so you can write your own commands using Javascript. You can also share the commands you write, and subscribe to commands shared by other users.</text:p>
      <text:p text:style-name="Text_20_body">To make it easy for users to run these commands, Ubiquity provides a unique pseudo-natural-language input method: You type what you want to do, and Ubiquity guesses what you mean and suggests the best-matching commands. For instance, you can select some foreign-language text on a web page, hit a hotkey to bring up the Ubiquity interface, and type "translate" (or just type "tr" and let Ubiquity figure out that you mean the translate command); then hit enter to have the selected text replaced, right in the page, with a translation to your langu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5T07:34:57</meta:creation-date>
    <meta:document-statistic meta:table-count="0" meta:image-count="16" meta:object-count="0" meta:page-count="22" meta:paragraph-count="210" meta:word-count="5551" meta:character-count="33121"/>
    <dc:date>2009-12-05T07:38:13</dc:date>
    <meta:editing-duration>PT00H03M16S</meta:editing-duration>
    <meta:editing-cycles>1</meta:editing-cycles>
    <meta:generator>OpenOffice.org/3.1$Linux OpenOffice.org_project/310m19$Build-9420</meta:generator>
  </office:meta>
</office:document-meta>
</file>